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line-height="114%" fo:padding="0in" fo:border="none"/>
    </style:style>
    <style:style style:name="P2" style:family="paragraph" style:parent-style-name="Standard">
      <style:paragraph-properties fo:line-height="114%" fo:padding="0in" fo:border="none"/>
      <style:text-properties style:font-name="Google Sans Text" style:font-name-asian="Google Sans Text1" style:font-name-complex="Google Sans Text1"/>
    </style:style>
    <style:style style:name="P3" style:family="paragraph" style:parent-style-name="Standard">
      <style:paragraph-properties fo:line-height="114%" fo:padding="0in" fo:border="none"/>
      <style:text-properties style:font-name="Google Sans Text" fo:font-weight="bold" style:font-name-asian="Google Sans Text1" style:font-weight-asian="bold" style:font-name-complex="Google Sans Text1" style:font-weight-complex="bold"/>
    </style:style>
    <style:style style:name="P4" style:family="paragraph" style:parent-style-name="Standard" style:list-style-name="WWNum1">
      <style:paragraph-properties fo:margin-left="0.4165in" fo:margin-right="0in" fo:line-height="114%" fo:text-indent="-0.25in" style:auto-text-indent="false" fo:padding="0in" fo:border="none"/>
    </style:style>
    <style:style style:name="P5" style:family="paragraph" style:parent-style-name="Standard" style:list-style-name="WWNum2">
      <style:paragraph-properties fo:margin-left="0.4165in" fo:margin-right="0in" fo:line-height="114%" fo:text-indent="-0.25in" style:auto-text-indent="false" fo:padding="0in" fo:border="none"/>
    </style:style>
    <style:style style:name="P6" style:family="paragraph" style:parent-style-name="Standard" style:list-style-name="WWNum3">
      <style:paragraph-properties fo:margin-left="0.4165in" fo:margin-right="0in" fo:line-height="114%" fo:text-indent="-0.25in" style:auto-text-indent="false" fo:padding="0in" fo:border="none"/>
    </style:style>
    <style:style style:name="P7" style:family="paragraph" style:parent-style-name="Standard" style:list-style-name="WWNum4">
      <style:paragraph-properties fo:margin-left="0.4165in" fo:margin-right="0in" fo:line-height="114%" fo:text-indent="-0.25in" style:auto-text-indent="false" fo:padding="0in" fo:border="none"/>
    </style:style>
    <style:style style:name="P8" style:family="paragraph" style:parent-style-name="Heading_20_2">
      <style:paragraph-properties fo:margin-top="0in" fo:margin-bottom="0.1563in" loext:contextual-spacing="false" fo:line-height="114%" fo:padding="0in" fo:border="none"/>
    </style:style>
    <style:style style:name="P9" style:family="paragraph" style:parent-style-name="Heading_20_1" style:master-page-name="Standard">
      <style:paragraph-properties fo:margin-top="0in" fo:margin-bottom="0.1665in" loext:contextual-spacing="false" fo:line-height="114%" style:page-number="1" fo:padding="0in" fo:border="none"/>
    </style:style>
    <style:style style:name="P10" style:family="paragraph" style:parent-style-name="Heading_20_3">
      <style:paragraph-properties fo:margin-top="0in" fo:margin-bottom="0.1665in" loext:contextual-spacing="false" fo:line-height="114%" fo:padding="0in" fo:border="none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 Text" style:font-name-asian="Google Sans Text1" style:font-name-complex="Google Sans Text1"/>
    </style:style>
    <style:style style:name="T3" style:family="text">
      <style:text-properties style:font-name="Google Sans Text" fo:font-weight="bold" style:font-name-asian="Google Sans Text1" style:font-weight-asian="bold" style:font-name-complex="Google Sans Text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RELAZIONE TECNICA: Visualizzatore Musicale Natalizio su Matrice LED</text:span></text:p>
      <text:p text:style-name="P8"><text:span text:style-name="T1">1. Obiettivo del Progetto</text:span></text:p>
      <text:p text:style-name="P1"><text:span text:style-name="T2">Lo scopo del progetto è la realizzazione di un dispositivo in grado di fornire un feedback visivo in tempo reale basato sull'intensità sonora, utilizzando lo stile grafico della "Pixel Art" a tema natalizio.</text:span></text:p>
      <text:p text:style-name="P1"><text:span text:style-name="T2">Il sistema si basa sull'utilizzo della scheda </text:span><text:span text:style-name="T3">Arduino Uno R4 WiFi</text:span><text:span text:style-name="T2">, sfruttando la sua matrice LED integrata (12x8) per l'output visivo. L'input audio viene acquisito tramite un microfono collegato a un amplificatore operazionale </text:span><text:span text:style-name="T3">[CODICE DEL MODELLO]</text:span><text:span text:style-name="T2">.</text:span></text:p>
      <text:p text:style-name="P1"><text:span text:style-name="T2">Il risultato finale deve essere un'animazione che reagisce dinamicamente al volume della musica (nello specifico brani natalizi come "Jingle Bells"): al variare dei decibel (dB) percepiti, l'immagine sulla matrice deve evolversi, creando un effetto di "VU-meter" grafico.</text:span></text:p>
      <text:p text:style-name="P2"/>
      <text:p text:style-name="P8"><text:span text:style-name="T1">2. Organizzazione e Metodologia</text:span></text:p>
      <text:p text:style-name="P1"><text:span text:style-name="T2">Data la necessità di ottimizzare i tempi di sviluppo, il gruppo di lavoro (composto da 4 membri) ha adottato una metodologia parallela, dividendo il progetto in due macro-aree:</text:span></text:p>
      <text:list xml:id="list2997666797" text:style-name="WWNum1">
        <text:list-item>
          <text:p text:style-name="P4"><text:span text:style-name="T3">Sottogruppo Animazione e Design:</text:span><text:span text:style-name="T2"> Responsabile dell'ideazione grafica, della creazione dei frame e della logica visiva.</text:span></text:p>
        </text:list-item>
        <text:list-item>
          <text:p text:style-name="P4"><text:span text:style-name="T3">Sottogruppo Software e Hardware:</text:span><text:span text:style-name="T2"> Responsabile della gestione del segnale microfonico, del cablaggio e del codice di controllo.</text:span></text:p>
        </text:list-item>
      </text:list>
      <text:p text:style-name="P2"/>
      <text:p text:style-name="P8"><text:span text:style-name="T1">3. Fase di Ideazione</text:span></text:p>
      <text:p text:style-name="P1"><text:span text:style-name="T2">La prima fase del lavoro ha riguardato il brainstorming per individuare un soggetto grafico che fosse sia esteticamente gradevole sia funzionale alla rappresentazione di una scala di valori (volume basso - volume alto).</text:span></text:p>
      <text:p text:style-name="P1"><text:span text:style-name="T2">Sono state valutate le seguenti proposte:</text:span></text:p>
      <text:list xml:id="list4146321160" text:style-name="WWNum2">
        <text:list-item>
          <text:p text:style-name="P5"><text:span text:style-name="T2">Una stella rotante a tempo di musica.</text:span></text:p>
        </text:list-item>
        <text:list-item>
          <text:p text:style-name="P5"><text:span text:style-name="T2">Una stella pulsante (ingrandimento/rimpicciolimento).</text:span></text:p>
        </text:list-item>
        <text:list-item>
          <text:p text:style-name="P5"><text:span text:style-name="T2">Una pallina di Natale che si riempie progressivamente.</text:span></text:p>
        </text:list-item>
        <text:list-item>
          <text:p text:style-name="P5"><text:span text:style-name="T2">Un albero di Natale statico a cui si aggiungono addobbi all'aumentare dell'intensità sonora.</text:span></text:p>
        </text:list-item>
        <text:list-item>
          <text:p text:style-name="P5"><text:span text:style-name="T3">Un albero di Natale con riempimento progressivo.</text:span></text:p>
        </text:list-item>
      </text:list>
      <text:p text:style-name="P3"/>
      <text:p text:style-name="P3"/>
      <text:p text:style-name="P10"><text:span text:style-name="T1">3.1 Scelta Definitiva</text:span></text:p>
      <text:p text:style-name="P1"><text:span text:style-name="T2">La scelta è ricaduta sull'</text:span><text:span text:style-name="T3">albero di Natale con riempimento progressivo</text:span><text:span text:style-name="T2">. Questa opzione è stata ritenuta la più efficace poiché:</text:span></text:p>
      <text:list xml:id="list2728272896" text:style-name="WWNum3">
        <text:list-item>
          <text:p text:style-name="P6"><text:span text:style-name="T2">Offre un feedback visivo intuitivo (simile alle barre del volume dei vecchi stereo).</text:span></text:p>
        </text:list-item>
        <text:list-item>
          <text:p text:style-name="P6"><text:span text:style-name="T2">Si adatta perfettamente alla griglia della matrice LED.</text:span></text:p>
        </text:list-item>
        <text:list-item>
          <text:p text:style-name="P6"><text:soft-page-break/><text:span text:style-name="T2">Era l'opzione più fattibile nel tempo a disposizione, garantendo un risultato pulito e riconoscibile.</text:span></text:p>
        </text:list-item>
      </text:list>
      <text:p text:style-name="P8"><text:span text:style-name="T1">4. Realizzazione delle Animazioni</text:span></text:p>
      <text:p text:style-name="P1"><text:span text:style-name="T2">Il lavoro si è concentrato sulla traduzione dell'idea in dati interpretabili da Arduino. La matrice LED dell'Arduino R4 WiFi è gestita come una griglia di dimensioni </text:span><text:span text:style-name="T3">[8][12]</text:span><text:span text:style-name="T2"> (8 righe per 12 colonne, gestite come byte).</text:span></text:p>
      <text:p text:style-name="P10"><text:span text:style-name="T1">4.1 Sviluppo dei Frame</text:span></text:p>
      <text:p text:style-name="P1"><text:span text:style-name="T2">Dopo aver realizzato vari schizzi su carta per definire la forma ottimale dell'albero, si è proceduto alla digitalizzazione dei disegni. È stata creata una sequenza di </text:span><text:span text:style-name="T3">10 frame totali</text:span><text:span text:style-name="T2"> (numerati da 0 a 9):</text:span></text:p>
      <text:list xml:id="list986665312" text:style-name="WWNum4">
        <text:list-item>
          <text:p text:style-name="P7"><text:span text:style-name="T3">Frame 0 (Stato di quiete):</text:span><text:span text:style-name="T2"> Visualizza solo il contorno dell'albero. Questo stato corrisponde all'assenza di suono o a un volume molto basso.</text:span></text:p>
        </text:list-item>
        <text:list-item>
          <text:p text:style-name="P7"><text:span text:style-name="T3">Frame 1-9 (Stato attivo):</text:span><text:span text:style-name="T2"> A ogni incremento del frame corrisponde l'aggiunta di una riga di pixel interna o di un livello di riempimento, fino ad arrivare all'albero completamente illuminato (Frame 9), che corrisponde al picco massimo di intensità sonora.</text:span></text:p>
        </text:list-item>
      </text:list>
      <text:p text:style-name="P1"><text:span text:style-name="T2">Questa suddivisione in 10 step ha permesso di comunicare al sottogruppo di programmazione un dato preciso: il range di volume rilevato dal microfono deve essere "mappato" in 10 fasce distinte per richiamare l'immagine corretta.</text:span></text:p>
      <text:p text:style-name="P10"><text:span text:style-name="T1">4.2 Implementazione nel Codice</text:span></text:p>
      <text:p text:style-name="P1"><text:span text:style-name="T2">I disegni sono stati convertiti in matrici di byte (dove 1 rappresenta un LED acceso e 0 un LED spento) e inseriti all'interno di un file header dedicato, denominato Animazioni_Albero.h, per mantenere il codice principale pulito e ordinato.</text:span></text:p>
      <text:p text:style-name="P1"><text:span text:style-name="T2">Di seguito è riportato un esempio della struttura dati utilizzata per il "Frame 0" (contorno):</text:span></text:p>
      <text:p text:style-name="P1"><text:span text:style-name="T2">// Esempio di struttura matrice 8x12 per il Frame 0:</text:span></text:p>
      <text:p text:style-name="P2"/>
      <text:p text:style-name="P1"><text:span text:style-name="T2">byte disegno0[8][12] = {<text:line-break/> <text:s/>{0,0,0,0,0,0,0,1,1,1,0,0},<text:line-break/> <text:s/>{0,0,0,0,1,1,1,0,0,1,0,0},<text:line-break/> <text:s/>{0,0,1,1,0,0,0,0,0,1,1,1},<text:line-break/> <text:s/>{1,1,0,0,0,0,0,0,0,0,0,1}, // Parte centrale/tronco<text:line-break/> <text:s/>{1,1,0,0,0,0,0,0,0,0,0,1},<text:line-break/> <text:s/>{0,0,1,1,0,0,0,0,0,1,1,1},<text:line-break/> <text:s/>{0,0,0,0,1,1,1,0,0,1,0,0},<text:line-break/> <text:s/>{0,0,0,0,0,0,0,1,1,1,0,0},<text:line-break/>};<text:line-break/></text:span></text:p>
      <text:p text:style-name="P1"><text:span text:style-name="T2">Il file Animazioni_Albero.h contiene quindi l'array completo di tutti e 10 i frame, pronti per essere richiamati dal ciclo principale del programma in base ai valori letti dal microfon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617" meta:character-count="4225" meta:non-whitespace-character-count="3638"/>
    <meta:generator>LibreOfficeDev/6.0.5.2$Linux_X86_64 LibreOffice_project/</meta:generator>
  </office:meta>
</office:document-meta>
</file>